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MS Mincho" svg:font-family="'MS Mincho', 'Arial Unicode MS'" style:font-family-generic="roman"/>
    <style:font-face style:name="Liberation Serif" svg:font-family="'Liberation Serif'" style:font-family-generic="roman" style:font-pitch="variable"/>
    <style:font-face style:name="Times New (W1)" svg:font-family="'Times New (W1)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4.944cm" fo:margin-left="0.31cm" table:align="left" style:writing-mode="lr-tb"/>
    </style:style>
    <style:style style:name="Table1.A" style:family="table-column">
      <style:table-column-properties style:column-width="3.485cm"/>
    </style:style>
    <style:style style:name="Table1.B" style:family="table-column">
      <style:table-column-properties style:column-width="11.45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none" fo:border-right="none" fo:border-top="1.5pt solid #000000" fo:border-bottom="0.75pt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-left="none" fo:border-right="none" fo:border-top="0.75pt solid #000000" fo:border-bottom="0.75pt solid #000000" style:writing-mode="lr-tb"/>
    </style:style>
    <style:style style:name="P1" style:family="paragraph" style:parent-style-name="Body_20_Text_20_Indent_20_3" style:list-style-name="WW8Num4">
      <style:paragraph-properties fo:text-align="justify" style:justify-single-word="false" style:snap-to-layout-grid="false"/>
    </style:style>
    <style:style style:name="P2" style:family="paragraph" style:parent-style-name="Body_20_Text_20_Indent_20_3" style:list-style-name="L1">
      <style:paragraph-properties fo:text-align="justify" style:justify-single-word="false" style:snap-to-layout-grid="false"/>
    </style:style>
    <style:style style:name="P3" style:family="paragraph" style:parent-style-name="Body_20_Text_20_Indent_20_3">
      <style:paragraph-properties fo:margin-left="0cm" fo:margin-right="0cm" fo:text-align="justify" style:justify-single-word="false" fo:text-indent="0cm" style:auto-text-indent="false" style:snap-to-layout-grid="false"/>
    </style:style>
    <style:style style:name="P4" style:family="paragraph" style:parent-style-name="Heading_20_7">
      <style:paragraph-properties style:snap-to-layout-grid="false"/>
    </style:style>
    <style:style style:name="P5" style:family="paragraph" style:parent-style-name="Body_20_Text_20_2">
      <style:paragraph-properties fo:text-align="center" style:justify-single-word="false"/>
    </style:style>
    <style:style style:name="P6" style:family="paragraph" style:parent-style-name="Body_20_Text_20_2" style:master-page-name="First_20_Page">
      <style:paragraph-properties fo:text-align="center" style:justify-single-word="false" style:page-number="auto"/>
    </style:style>
    <style:style style:name="P7" style:family="paragraph" style:parent-style-name="Footer">
      <style:paragraph-properties>
        <style:tab-stops/>
      </style:paragraph-properties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 style:list-style-name="WW8Num6">
      <style:paragraph-properties fo:text-align="justify" style:justify-single-word="false" style:snap-to-layout-grid="false">
        <style:tab-stops>
          <style:tab-stop style:position="0.563cm"/>
        </style:tab-stops>
      </style:paragraph-properties>
      <style:text-properties fo:font-size="11pt" style:font-size-asian="11pt"/>
    </style:style>
    <style:style style:name="P10" style:family="paragraph" style:parent-style-name="Standard">
      <style:text-properties fo:font-size="11pt" fo:font-style="italic" style:font-name-asian="MS Mincho" style:font-size-asian="11pt" style:font-style-asian="italic" style:font-style-complex="italic"/>
    </style:style>
    <style:style style:name="P11" style:family="paragraph" style:parent-style-name="Standard">
      <style:paragraph-properties style:snap-to-layout-grid="false"/>
      <style:text-properties fo:font-size="11pt" fo:font-style="italic" style:font-name-asian="MS Mincho" style:font-size-asian="11pt" style:font-style-asian="italic" style:font-style-complex="italic"/>
    </style:style>
    <style:style style:name="P12" style:family="paragraph" style:parent-style-name="Standard">
      <style:paragraph-properties fo:text-align="justify" style:justify-single-word="false" style:snap-to-layout-grid="false"/>
    </style:style>
    <style:style style:name="P13" style:family="paragraph" style:parent-style-name="Standard" style:list-style-name="WW8Num3">
      <style:paragraph-properties fo:text-align="justify" style:justify-single-word="false" style:snap-to-layout-grid="false"/>
    </style:style>
    <style:style style:name="P14" style:family="paragraph" style:parent-style-name="Standard" style:list-style-name="WW8Num5">
      <style:paragraph-properties fo:text-align="justify" style:justify-single-word="false" style:snap-to-layout-grid="false">
        <style:tab-stops>
          <style:tab-stop style:position="0.81cm"/>
        </style:tab-stops>
      </style:paragraph-properties>
    </style:style>
    <style:style style:name="P15" style:family="paragraph" style:parent-style-name="Standard" style:list-style-name="WW8Num2">
      <style:paragraph-properties style:text-autospace="none"/>
    </style:style>
    <style:style style:name="P16" style:family="paragraph" style:parent-style-name="Standard">
      <style:paragraph-properties style:text-autospace="none"/>
    </style:style>
    <style:style style:name="P17" style:family="paragraph" style:parent-style-name="Standard">
      <style:paragraph-properties style:text-autospace="none"/>
      <style:text-properties style:font-name-asian="Times New Roma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" style:font-weight-asian="bold" style:font-weight-complex="bold"/>
    </style:style>
    <style:style style:name="T3" style:family="text">
      <style:text-properties style:font-name-asian="Times New Roman"/>
    </style:style>
    <style:style style:name="T4" style:family="text">
      <style:text-properties fo:font-size="11pt" style:font-size-asian="11pt"/>
    </style:style>
    <style:style style:name="T5" style:family="text">
      <style:text-properties fo:font-size="11pt" style:font-name-asian="MS Mincho" style:font-size-asian="11pt"/>
    </style:style>
    <style:style style:name="T6" style:family="text">
      <style:text-properties fo:font-size="11pt" style:font-name-asian="Times New Roman" style:font-size-asian="11pt"/>
    </style:style>
    <style:style style:name="T7" style:family="text">
      <style:text-properties fo:font-size="11pt" fo:font-weight="bold" style:font-name-asian="MS Mincho" style:font-size-asian="11pt" style:font-weight-asian="bold"/>
    </style:style>
    <style:style style:name="T8" style:family="text">
      <style:text-properties fo:font-size="11pt" fo:font-style="italic" style:font-size-asian="11pt" style:font-style-asian="italic" style:font-style-complex="italic"/>
    </style:style>
    <style:style style:name="T9" style:family="text">
      <style:text-properties fo:font-size="11pt" fo:font-style="italic" style:font-name-asian="MS Mincho" style:font-size-asian="11pt" style:font-style-asian="italic" style:font-style-complex="italic"/>
    </style:style>
    <style:style style:name="T10" style:family="text">
      <style:text-properties fo:font-size="11pt" fo:font-style="italic" style:font-name-asian="Times New Roman" style:font-size-asian="11pt" style:font-style-asian="italic" style:font-style-complex="italic"/>
    </style:style>
    <style:style style:name="T11" style:family="text">
      <style:text-properties style:font-name-asian="MS Mincho"/>
    </style:style>
    <style:style style:name="T12" style:family="text">
      <style:text-properties style:font-name-complex="Times New (W1)"/>
    </style:style>
    <style:style style:name="T13" style:family="text">
      <style:text-properties style:font-name="Times New (W1)" style:font-name-complex="Times New (W1)"/>
    </style:style>
    <style:style style:name="T14" style:family="text">
      <style:text-properties style:font-name="Times New (W1)" style:font-name-asian="Times New (W1)" style:font-name-complex="Times New (W1)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Use</text:span><text:span text:style-name="T2"> </text:span><text:span text:style-name="T1">Case</text:span><text:span text:style-name="T2"> </text:span><text:span text:style-name="T1">Description</text:span><text:span text:style-name="T2"> <text:s/></text:span><text:span text:style-name="T1">template</text:span></text:p>
      <text:p text:style-name="P5"><text:span text:style-name="T1">(COMP23420</text:span><text:span text:style-name="T2"> </text:span><text:span text:style-name="T1">Workshop</text:span><text:span text:style-name="T2"> </text:span><text:span text:style-name="T1">2)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4" text:outline-level="7">Use<text:span text:style-name="T3"> </text:span>case<text:span text:style-name="T3"> </text:span>name</text:h>
          </table:table-cell>
          <table:table-cell table:style-name="Table1.A1" office:value-type="string">
            <text:p text:style-name="P8"><text:span text:style-name="T5">Driver</text:span><text:span text:style-name="T6"> </text:span><text:span text:style-name="T4">Requesting Holidays</text:span></text:p>
          </table:table-cell>
        </table:table-row>
        <table:table-row table:style-name="Table1.1">
          <table:table-cell table:style-name="Table1.A2" office:value-type="string">
            <text:h text:style-name="P4" text:outline-level="7">Identifier</text:h>
          </table:table-cell>
          <table:table-cell table:style-name="Table1.A2" office:value-type="string">
            <text:p text:style-name="P8"><text:span text:style-name="T5">UC3</text:span><text:span text:style-name="T6"> </text:span><text:span text:style-name="T4">(?)</text:span></text:p>
          </table:table-cell>
        </table:table-row>
        <table:table-row table:style-name="Table1.1">
          <table:table-cell table:style-name="Table1.A2" office:value-type="string">
            <text:h text:style-name="P4" text:outline-level="7">Description</text:h>
          </table:table-cell>
          <table:table-cell table:style-name="Table1.A2" office:value-type="string">
            <text:p text:style-name="P8"><text:span text:style-name="T5">A</text:span><text:span text:style-name="T6"> </text:span><text:span text:style-name="T4">driver requests a holiday through the system.</text:span></text:p>
          </table:table-cell>
        </table:table-row>
        <table:table-row table:style-name="Table1.1">
          <table:table-cell table:style-name="Table1.A4" office:value-type="string">
            <text:p text:style-name="P11">Participating</text:p>
            <text:p text:style-name="P10">Actors</text:p>
          </table:table-cell>
          <table:table-cell table:style-name="Table1.A4" office:value-type="string">
            <text:p text:style-name="P8"><text:span text:style-name="T7">Driver</text:span><text:span text:style-name="T5">;</text:span></text:p>
          </table:table-cell>
        </table:table-row>
        <table:table-row table:style-name="Table1.1">
          <table:table-cell table:style-name="Table1.A4" office:value-type="string">
            <text:p text:style-name="P8"><text:span text:style-name="T9">Trigger</text:span><text:span text:style-name="T10"> </text:span><text:span text:style-name="T8">event</text:span></text:p>
          </table:table-cell>
          <table:table-cell table:style-name="Table1.A4" office:value-type="string">
            <text:p text:style-name="P8"><text:span text:style-name="T5">A</text:span><text:span text:style-name="T6"> </text:span><text:span text:style-name="T4">Driver opens the request holiday form/program.</text:span></text:p>
          </table:table-cell>
        </table:table-row>
        <table:table-row table:style-name="Table1.1">
          <table:table-cell table:style-name="Table1.A4" office:value-type="string">
            <text:p text:style-name="P8"><text:span text:style-name="T9">Normal</text:span><text:span text:style-name="T10"> </text:span><text:span text:style-name="T9">Flow</text:span><text:span text:style-name="T10"> </text:span></text:p>
          </table:table-cell>
          <table:table-cell table:style-name="Table1.A4" office:value-type="string">
            <text:p text:style-name="P12"><text:span text:style-name="T11">Basic</text:span><text:span text:style-name="T3"> </text:span>Idea:</text:p>
            <text:list xml:id="list1864179217" text:style-name="WW8Num3">
              <text:list-item>
                <text:p text:style-name="P13">The driver enters their name, intended holiday start date and end date into the system</text:p>
              </text:list-item>
              <text:list-item>
                <text:p text:style-name="P13">The system checks for potential holiday conflict with roster rules (i.e. All holidays taken, not enough divers)</text:p>
              </text:list-item>
              <text:list-item>
                <text:p text:style-name="P13">The system adds the holiday dates onto the system (and updates timetable? Notes down unavailability?)</text:p>
              </text:list-item>
              <text:list-item>
                <text:p text:style-name="P13">The system decreases the amount of remaining holidays available for the driver in a year.</text:p>
              </text:list-item>
              <text:list-item>
                <text:p text:style-name="P13">The system decreases the amount of holidays available during the start and end dates specified</text:p>
              </text:list-item>
            </text:list>
          </table:table-cell>
        </table:table-row>
        <table:table-row table:style-name="Table1.1">
          <table:table-cell table:style-name="Table1.A4" office:value-type="string">
            <text:p text:style-name="P8"><text:span text:style-name="T9">Alternative/exceptional</text:span><text:span text:style-name="T10"> </text:span><text:span text:style-name="T8">flows</text:span></text:p>
          </table:table-cell>
          <table:table-cell table:style-name="Table1.A4" office:value-type="string">
            <text:p text:style-name="P3">Basic Idea: </text:p>
            <text:list xml:id="list1442865237" text:style-name="L1">
              <text:list-item>
                <text:p text:style-name="P2">Not enough drivers available to drive on dates given</text:p>
              </text:list-item>
            </text:list>
            <text:list xml:id="list998862086" text:style-name="WW8Num4">
              <text:list-item>
                <text:p text:style-name="P1">Used all (25) Holiday days in a year</text:p>
              </text:list-item>
              <text:list-item>
                <text:p text:style-name="P1">Max holidays (10) taken on that day by all drivers already</text:p>
              </text:list-item>
              <text:list-item>
                <text:p text:style-name="P1">On Sunday/Public Holiday, max holidays (?) taken by drivers already</text:p>
              </text:list-item>
            </text:list>
          </table:table-cell>
        </table:table-row>
        <table:table-row table:style-name="Table1.1">
          <table:table-cell table:style-name="Table1.A4" office:value-type="string">
            <text:p text:style-name="P8"><text:span text:style-name="T9">Entry</text:span><text:span text:style-name="T10"> </text:span><text:span text:style-name="T8">condition</text:span></text:p>
          </table:table-cell>
          <table:table-cell table:style-name="Table1.A4" office:value-type="string">
            <text:list xml:id="list337566273" text:style-name="WW8Num6">
              <text:list-item>
                <text:p text:style-name="P9"><text:span text:style-name="T11">Holiday</text:span><text:span text:style-name="T3"> </text:span>days are available?</text:p>
              </text:list-item>
            </text:list>
          </table:table-cell>
        </table:table-row>
        <table:table-row table:style-name="Table1.1">
          <table:table-cell table:style-name="Table1.A4" office:value-type="string">
            <text:p text:style-name="P8"><text:span text:style-name="T9">Exit</text:span><text:span text:style-name="T10"> </text:span><text:span text:style-name="T8">conditions</text:span></text:p>
          </table:table-cell>
          <table:table-cell table:style-name="Table1.A4" office:value-type="string">
            <text:list xml:id="list490467736" text:style-name="WW8Num5">
              <text:list-item>
                <text:p text:style-name="P14"><text:span text:style-name="T6"><text:s/></text:span><text:span text:style-name="T5">Holiday</text:span><text:span text:style-name="T6"> </text:span><text:span text:style-name="T4">added to system?</text:span></text:p>
              </text:list-item>
              <text:list-item>
                <text:p text:style-name="P14"><text:span text:style-name="T4"><text:s/>Holiday request rejected?</text:span></text:p>
              </text:list-item>
            </text:list>
          </table:table-cell>
        </table:table-row>
      </table:table>
      <text:p text:style-name="Body_20_Text_20_2"/>
      <text:p text:style-name="Body_20_Text_20_2"/>
      <text:list xml:id="list770263429" text:style-name="WW8Num2">
        <text:list-item>
          <text:p text:style-name="P15"><text:span text:style-name="T13">A</text:span><text:span text:style-name="T14"> </text:span><text:span text:style-name="T13">driver</text:span><text:span text:style-name="T14"> </text:span><text:span text:style-name="T13">may</text:span><text:span text:style-name="T14"> </text:span><text:span text:style-name="T13">specify</text:span><text:span text:style-name="T14"> </text:span><text:span text:style-name="T13">up</text:span><text:span text:style-name="T14"> </text:span><text:span text:style-name="T13">to</text:span><text:span text:style-name="T14"> </text:span><text:span text:style-name="T13">two</text:span><text:span text:style-name="T14"> </text:span><text:span text:style-name="T13">resting</text:span><text:span text:style-name="T14"> </text:span><text:span text:style-name="T13">days</text:span><text:span text:style-name="T14"> </text:span><text:span text:style-name="T13">for</text:span><text:span text:style-name="T14"> </text:span><text:span text:style-name="T13">each</text:span><text:span text:style-name="T14"> </text:span><text:span text:style-name="T13">week</text:span><text:span text:style-name="T14"> </text:span><text:span text:style-name="T13">in</text:span><text:span text:style-name="T14"> </text:span><text:span text:style-name="T13">which</text:span><text:span text:style-name="T14"> </text:span><text:span text:style-name="T13">they</text:span><text:span text:style-name="T14"> </text:span><text:span text:style-name="T13">will</text:span><text:span text:style-name="T14"> </text:span><text:span text:style-name="T13">not</text:span><text:span text:style-name="T14"> </text:span><text:span text:style-name="T13">be</text:span><text:span text:style-name="T14"> </text:span><text:span text:style-name="T13">available</text:span><text:span text:style-name="T14"> </text:span><text:span text:style-name="T13">for</text:span><text:span text:style-name="T14"> </text:span><text:span text:style-name="T13">work.</text:span><text:span text:style-name="T14"> </text:span><text:span text:style-name="T13">(We</text:span><text:span text:style-name="T14"> </text:span><text:span text:style-name="T13">assume</text:span><text:span text:style-name="T14"> </text:span><text:span text:style-name="T13">not</text:span><text:span text:style-name="T14"> </text:span><text:span text:style-name="T13">all</text:span><text:span text:style-name="T14"> </text:span><text:span text:style-name="T13">drivers</text:span><text:span text:style-name="T14"> </text:span><text:span text:style-name="T13">will</text:span><text:span text:style-name="T14"> </text:span><text:span text:style-name="T13">choose</text:span><text:span text:style-name="T14"> </text:span><text:span text:style-name="T13">the</text:span><text:span text:style-name="T14"> </text:span><text:span text:style-name="T13">same</text:span><text:span text:style-name="T14"> </text:span><text:span text:style-name="T13">two</text:span><text:span text:style-name="T14"> </text:span><text:span text:style-name="T13">days.)</text:span></text:p>
        </text:list-item>
        <text:list-item>
          <text:p text:style-name="P15">Drivers<text:span text:style-name="T3"> </text:span>can<text:span text:style-name="T3"> </text:span>normally<text:span text:style-name="T3"> </text:span>take<text:span text:style-name="T3"> </text:span>25<text:span text:style-name="T3"> </text:span>days<text:span text:style-name="T3"> </text:span>of<text:span text:style-name="T3"> </text:span>holidays<text:span text:style-name="T3"> </text:span>a<text:span text:style-name="T3"> </text:span>year<text:span text:style-name="T3"> – </text:span>this<text:span text:style-name="T3"> </text:span>is<text:span text:style-name="T3"> </text:span>in<text:span text:style-name="T3"> </text:span>addition<text:span text:style-name="T3"> </text:span>to<text:span text:style-name="T3"> </text:span>the<text:span text:style-name="T3"> </text:span>two<text:span text:style-name="T3"> </text:span>resting<text:span text:style-name="T3"> </text:span>days<text:span text:style-name="T3"> </text:span>a<text:span text:style-name="T3"> </text:span>week<text:span text:style-name="T3"> </text:span>they<text:span text:style-name="T3"> </text:span>specified.<text:span text:style-name="T3"> <text:s/></text:span></text:p>
        </text:list-item>
        <text:list-item>
          <text:p text:style-name="P15">For<text:span text:style-name="T3"> </text:span>any<text:span text:style-name="T3"> </text:span>weekdays,<text:span text:style-name="T3"> </text:span>the<text:span text:style-name="T3"> </text:span>maximum<text:span text:style-name="T3"> </text:span>number<text:span text:style-name="T3"> </text:span>of<text:span text:style-name="T3"> </text:span>drivers<text:span text:style-name="T3"> </text:span>who<text:span text:style-name="T3"> </text:span>can<text:span text:style-name="T3"> </text:span>request<text:span text:style-name="T3"> </text:span>the<text:span text:style-name="T3"> </text:span>same<text:span text:style-name="T3"> </text:span>holidays<text:span text:style-name="T3"> </text:span>is<text:span text:style-name="T3"> </text:span>10<text:span text:style-name="T3"> </text:span>and<text:span text:style-name="T3"> </text:span>the<text:span text:style-name="T3"> </text:span>request<text:span text:style-name="T3"> </text:span>is<text:span text:style-name="T3"> </text:span>approved<text:span text:style-name="T3"> </text:span>by<text:span text:style-name="T3"> </text:span>the<text:span text:style-name="T3"> </text:span>company<text:span text:style-name="T3"> </text:span>management<text:span text:style-name="T3"> </text:span>in<text:span text:style-name="T3"> </text:span>the<text:span text:style-name="T3"> </text:span>order<text:span text:style-name="T3"> </text:span>of<text:span text:style-name="T3"> </text:span>first-come-first<text:span text:style-name="T3"> –</text:span>served.<text:span text:style-name="T3"> <text:s/></text:span>During<text:span text:style-name="T3"> </text:span>Sundays<text:span text:style-name="T3"> </text:span>and<text:span text:style-name="T3"> </text:span>public<text:span text:style-name="T3"> </text:span>holidays<text:span text:style-name="T3"> </text:span>when<text:span text:style-name="T3"> </text:span>fewer<text:span text:style-name="T3"> </text:span>buses<text:span text:style-name="T3"> </text:span>are<text:span text:style-name="T3"> </text:span>in<text:span text:style-name="T3"> </text:span>operation<text:span text:style-name="T3"> </text:span>then<text:span text:style-name="T3"> </text:span>it<text:span text:style-name="T3"> </text:span>is<text:span text:style-name="T3"> </text:span>possible<text:span text:style-name="T3"> </text:span>for<text:span text:style-name="T3"> </text:span>more<text:span text:style-name="T3"> </text:span>than<text:span text:style-name="T3"> </text:span>10<text:span text:style-name="T3"> </text:span>drivers<text:span text:style-name="T3"> </text:span>to<text:span text:style-name="T3"> </text:span>request<text:span text:style-name="T3"> </text:span>the<text:span text:style-name="T3"> </text:span>holidays<text:span text:style-name="T3"> </text:span>for<text:span text:style-name="T3"> </text:span>the<text:span text:style-name="T3"> </text:span>same<text:span text:style-name="T3"> </text:span>period.<text:span text:style-name="T3"> </text:span>This<text:span text:style-name="T3"> </text:span>information<text:span text:style-name="T3"> </text:span>should<text:span text:style-name="T3"> </text:span>be<text:span text:style-name="T3"> </text:span>available<text:span text:style-name="T3"> </text:span>from<text:span text:style-name="T3"> </text:span>the<text:span text:style-name="T3"> </text:span>database<text:span text:style-name="T3"> </text:span>provided.<text:span text:style-name="T3"> </text:span></text:p>
        </text:list-item>
      </text:list>
      <text:p text:style-name="P16"/>
      <text:p text:style-name="P17">How drivers can request for holidays on Sundays or public holidays? Max 10 for weekdays, only specified “more than 10”. Is it dependant on something?</text:p>
      <text:p text:style-name="P16"/>
      <text:list xml:id="list1311226967" text:continue-numbering="true" text:style-name="WW8Num2">
        <text:list-item>
          <text:p text:style-name="P15">If<text:span text:style-name="T3"> </text:span>a<text:span text:style-name="T3"> </text:span>driver<text:span text:style-name="T3"> </text:span>requests<text:span text:style-name="T3"> </text:span>holidays,<text:span text:style-name="T3"> </text:span>he<text:span text:style-name="T3"> </text:span>or<text:span text:style-name="T3"> </text:span>she<text:span text:style-name="T3"> </text:span>should<text:span text:style-name="T3"> </text:span>specify<text:span text:style-name="T3"> </text:span>the<text:span text:style-name="T3"> </text:span>intended<text:span text:style-name="T3"> </text:span>starting<text:span text:style-name="T3"> </text:span>date<text:span text:style-name="T3"> </text:span>and<text:span text:style-name="T3"> </text:span>the<text:span text:style-name="T3"> </text:span>finishing<text:span text:style-name="T3"> </text:span>dat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MS Mincho" svg:font-family="'MS Mincho', 'Arial Unicode MS'" style:font-family-generic="roman"/>
    <style:font-face style:name="Liberation Serif" svg:font-family="'Liberation Serif'" style:font-family-generic="roman" style:font-pitch="variable"/>
    <style:font-face style:name="Times New (W1)" svg:font-family="'Times New (W1)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n" fo:country="GB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4pt" style:font-size-asian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-asian="MS Mincho"/>
    </style:style>
    <style:style style:name="List" style:family="paragraph" style:parent-style-name="Text_20_body" style:class="list"/>
    <style:style style:name="Caption" style:family="paragraph" style:parent-style-name="Standard" style:next-style-name="Standard" style:class="extra">
      <style:paragraph-properties fo:margin-top="0.212cm" fo:margin-bottom="0.212cm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20pt" fo:font-weight="bold" style:font-size-asian="20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22pt" fo:font-weight="bold" style:font-size-asian="22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fo:font-weight="bold" style:font-name-asian="MS Mincho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 fo:keep-with-next="always"/>
      <style:text-properties fo:font-size="11pt" fo:font-weight="bold" style:font-name-asian="MS Mincho" style:font-size-asian="11pt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justify" style:justify-single-word="false" fo:keep-with-next="always"/>
      <style:text-properties fo:font-size="11pt" fo:font-style="italic" style:font-size-asian="11pt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fo:font-size="11pt" fo:font-style="italic" style:font-name-asian="MS Mincho" style:font-size-asian="11pt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weight="bold" style:font-name-asian="MS Mincho" style:font-weight-asian="bold" style:font-weight-complex="bold"/>
    </style:style>
    <style:style style:name="Plain_20_Text" style:display-name="Plain Tex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fo:font-size="11pt" style:font-name-asian="MS Mincho" style:font-size-asian="11pt"/>
    </style:style>
    <style:style style:name="Body_20_Text_20_Indent_20_3" style:display-name="Body Text Indent 3" style:family="paragraph" style:parent-style-name="Standard">
      <style:paragraph-properties fo:margin-left="0.619cm" fo:margin-right="0cm" fo:text-indent="-0.619cm" style:auto-text-indent="false"/>
      <style:text-properties fo:language="en" fo:country="US"/>
    </style:style>
    <style:style style:name="Text_20_body_20_indent" style:display-name="Text body indent" style:family="paragraph" style:parent-style-name="Standard" style:class="text">
      <style:paragraph-properties fo:margin-left="0.81cm" fo:margin-right="0cm" fo:text-indent="-0.81cm" style:auto-text-indent="false">
        <style:tab-stops>
          <style:tab-stop style:position="0.81cm"/>
        </style:tab-stops>
      </style:paragraph-properties>
      <style:text-properties fo:font-size="11pt" style:font-name-asian="MS Mincho" style:font-size-asian="11pt"/>
    </style:style>
    <style:style style:name="Body_20_Text_20_3" style:display-name="Body Text 3" style:family="paragraph" style:parent-style-name="Standard">
      <style:paragraph-properties fo:text-align="center" style:justify-single-word="false" style:text-autospace="none"/>
      <style:text-properties fo:color="#000000" style:font-name="Tahoma" fo:font-size="10pt" fo:language="en" fo:country="US" style:font-size-asian="10pt" style:font-name-complex="Tahoma" style:font-size-complex="20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Body_20_Text_20_Indent_20_2" style:display-name="Body Text Indent 2" style:family="paragraph" style:parent-style-name="Standard">
      <style:paragraph-properties fo:margin-left="4.445cm" fo:margin-right="0cm" fo:text-indent="-4.445cm" style:auto-text-indent="false">
        <style:tab-stops>
          <style:tab-stop style:position="0.953cm"/>
          <style:tab-stop style:position="4.445cm"/>
        </style:tab-stops>
      </style:paragraph-properties>
      <style:text-properties style:font-name="Courier New" fo:font-size="11pt" style:font-size-asian="11pt" style:font-name-complex="Courier New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Absatz-Standardschriftart" style:family="text"/>
    <style:style style:name="WW8Num4z0" style:family="text">
      <style:text-properties style:font-name="Symbol" style:font-name-complex="Symbol"/>
    </style:style>
    <style:style style:name="WW-Absatz-Standardschriftart" style:family="text"/>
    <style:style style:name="WW8Num5z2" style:family="text">
      <style:text-properties style:font-name="Wingdings" style:font-name-complex="Wingdings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fo:font-size="10pt" style:font-size-asian="10pt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fo:font-size="10pt" style:font-size-asian="10pt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2.54cm" fo:margin-bottom="2.54cm" fo:margin-left="3.201cm" fo:margin-right="2.4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urse Notes for</dc:title>
    <meta:initial-creator>Suzanne Embury</meta:initial-creator>
    <meta:creation-date>2006-10-02T20:37:00</meta:creation-date>
    <dc:creator>Muhammad Hussain</dc:creator>
    <dc:date>2014-02-11T16:44:15</dc:date>
    <meta:print-date>2005-10-10T18:18:00</meta:print-date>
    <meta:editing-cycles>9</meta:editing-cycles>
    <meta:editing-duration>PT18M32S</meta:editing-duration>
    <meta:generator>LibreOffice/3.4$Unix LibreOffice_project/340m1$Build-502</meta:generator>
    <meta:document-statistic meta:table-count="1" meta:image-count="0" meta:object-count="0" meta:page-count="1" meta:paragraph-count="36" meta:word-count="358" meta:character-count="2097" meta:non-whitespace-character-count="1782"/>
    <meta:user-defined meta:name="Info 1"/>
    <meta:user-defined meta:name="Info 2"/>
    <meta:user-defined meta:name="Info 3"/>
    <meta:user-defined meta:name="Info 4"/>
  </office:meta>
</office:document-meta>
</file>